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4cm" fo:min-width="0.17cm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cm" fo:min-width="0.13cm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cm" fo:min-width="1.24cm" fo:padding-top="0.145cm" fo:padding-bottom="0.145cm" fo:padding-left="0.27cm" fo:padding-right="0.27cm"/>
    </style:style>
    <style:style style:name="gr8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 style:parent-style-name="standard">
      <style:graphic-properties draw:stroke="dash" draw:stroke-dash="dashed-2" svg:stroke-width="0.03cm" svg:stroke-color="#ff3300" draw:marker-start-width="0.25cm" draw:marker-end-width="0.25cm" draw:fill="none" draw:textarea-horizontal-align="justify" draw:textarea-vertical-align="middle" draw:auto-grow-height="false" fo:min-height="3.01cm" fo:min-width="1.764cm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dashed-2" svg:stroke-width="0.03cm" svg:stroke-color="#00cc00" draw:marker-start-width="0.25cm" draw:marker-end-width="0.25cm" draw:fill="none" draw:textarea-horizontal-align="justify" draw:textarea-vertical-align="middle" draw:auto-grow-height="false" fo:min-height="3.748cm" fo:min-width="3.855cm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73cm" svg:y1="6.445cm" svg:x2="4.978cm" svg:y2="6.445cm">
          <text:p/>
        </draw:line>
        <draw:line draw:style-name="gr1" draw:text-style-name="P1" draw:layer="layout" svg:x1="3.873cm" svg:y1="7.155cm" svg:x2="4.978cm" svg:y2="7.155cm">
          <text:p/>
        </draw:line>
        <draw:line draw:style-name="gr1" draw:text-style-name="P1" draw:layer="layout" svg:x1="4.13cm" svg:y1="6.785cm" svg:x2="4.7cm" svg:y2="6.785cm">
          <text:p/>
        </draw:line>
        <draw:line draw:style-name="gr1" draw:text-style-name="P1" draw:layer="layout" svg:x1="4.13cm" svg:y1="7.47cm" svg:x2="4.7cm" svg:y2="7.47cm">
          <text:p/>
        </draw:line>
        <draw:frame draw:style-name="gr2" draw:text-style-name="P2" draw:layer="layout" svg:width="2.53cm" svg:height="1.199cm" svg:x="1.165cm" svg:y="6.466cm">
          <draw:text-box>
            <text:p><text:span text:style-name="T1">Multisense</text:span></text:p>
            <text:p><text:span text:style-name="T1">voltage</text:span></text:p>
          </draw:text-box>
        </draw:frame>
        <draw:line draw:style-name="gr1" draw:text-style-name="P1" draw:layer="layout" svg:x1="4.425cm" svg:y1="6.45cm" svg:x2="4.425cm" svg:y2="4.445cm">
          <text:p/>
        </draw:line>
        <draw:line draw:style-name="gr1" draw:text-style-name="P1" draw:layer="layout" svg:x1="4.425cm" svg:y1="9.455cm" svg:x2="4.425cm" svg:y2="7.45cm">
          <text:p/>
        </draw:line>
        <draw:line draw:style-name="gr1" draw:text-style-name="P1" draw:layer="layout" svg:x1="4.405cm" svg:y1="4.455cm" svg:x2="10.68cm" svg:y2="4.455cm">
          <text:p/>
        </draw:line>
        <draw:line draw:style-name="gr3" draw:text-style-name="P3" draw:layer="layout" svg:x1="4.41cm" svg:y1="9.46cm" svg:x2="10.685cm" svg:y2="9.46cm">
          <text:p/>
        </draw:line>
        <draw:line draw:style-name="gr1" draw:text-style-name="P1" draw:layer="layout" svg:x1="7.674cm" svg:y1="6.085cm" svg:x2="7.674cm" svg:y2="4.445cm">
          <text:p/>
        </draw:line>
        <draw:custom-shape draw:style-name="gr4" draw:text-style-name="P1" draw:layer="layout" svg:width="0.67cm" svg:height="1.79cm" svg:x="7.34cm" svg:y="6.0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41cm" svg:height="1.199cm" svg:x="5.529cm" svg:y="6.54cm">
          <draw:text-box>
            <text:p><text:span text:style-name="T1">Rsense</text:span></text:p>
            <text:p><text:span text:style-name="T1"/></text:p>
          </draw:text-box>
        </draw:frame>
        <draw:line draw:style-name="gr1" draw:text-style-name="P1" draw:layer="layout" svg:x1="7.674cm" svg:y1="9.495cm" svg:x2="7.674cm" svg:y2="7.855cm">
          <text:p/>
        </draw:line>
        <draw:custom-shape draw:style-name="gr5" draw:text-style-name="P1" draw:layer="layout" svg:width="0.67cm" svg:height="1.79cm" svg:x="10.305cm" svg:y="4.98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68cm" svg:y1="4.975cm" svg:x2="10.68cm" svg:y2="4.436cm">
          <text:p/>
        </draw:line>
        <draw:frame draw:style-name="gr6" draw:text-style-name="P2" draw:layer="layout" svg:width="1.26cm" svg:height="0.725cm" svg:x="10.969cm" svg:y="5.301cm">
          <draw:text-box>
            <text:p><text:span text:style-name="T1">15K</text:span></text:p>
          </draw:text-box>
        </draw:frame>
        <draw:custom-shape draw:style-name="gr7" draw:text-style-name="P1" draw:layer="layout" svg:width="1.78cm" svg:height="1.79cm" svg:x="11.265cm" svg:y="7.1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68cm" svg:y1="7.508cm" svg:x2="11.27cm" svg:y2="7.508cm">
          <text:p/>
        </draw:line>
        <draw:line draw:style-name="gr8" draw:text-style-name="P3" draw:layer="layout" svg:x1="10.7cm" svg:y1="8.445cm" svg:x2="11.27cm" svg:y2="8.445cm">
          <text:p/>
        </draw:line>
        <draw:line draw:style-name="gr1" draw:text-style-name="P1" draw:layer="layout" svg:x1="10.68cm" svg:y1="7.53cm" svg:x2="10.68cm" svg:y2="6.765cm">
          <text:p/>
        </draw:line>
        <draw:line draw:style-name="gr1" draw:text-style-name="P1" draw:layer="layout" svg:x1="10.68cm" svg:y1="9.475cm" svg:x2="10.68cm" svg:y2="8.424cm">
          <text:p/>
        </draw:line>
        <draw:frame draw:style-name="gr6" draw:text-style-name="P2" draw:layer="layout" svg:width="1.26cm" svg:height="0.725cm" svg:x="11.165cm" svg:y="7.145cm">
          <draw:text-box>
            <text:p><text:span text:style-name="T1">A/D</text:span></text:p>
          </draw:text-box>
        </draw:frame>
        <draw:frame draw:style-name="gr9" draw:text-style-name="P2" draw:layer="layout" svg:width="1.535cm" svg:height="1.199cm" svg:x="11.16cm" svg:y="8.065cm">
          <draw:text-box>
            <text:p><text:span text:style-name="T1">GND</text:span></text:p>
          </draw:text-box>
        </draw:frame>
        <draw:line draw:style-name="gr1" draw:text-style-name="P1" draw:layer="layout" svg:x1="9.56cm" svg:y1="7.175cm" svg:x2="10.665cm" svg:y2="7.175cm">
          <text:p/>
        </draw:line>
        <draw:line draw:style-name="gr1" draw:text-style-name="P1" draw:layer="layout" svg:x1="9.3cm" svg:y1="7.675cm" svg:x2="9.81cm" svg:y2="7.675cm">
          <text:p/>
        </draw:line>
        <draw:line draw:style-name="gr1" draw:text-style-name="P1" draw:layer="layout" svg:x1="9.565cm" svg:y1="7.666cm" svg:x2="9.565cm" svg:y2="7.156cm">
          <text:p/>
        </draw:line>
        <draw:line draw:style-name="gr1" draw:text-style-name="P1" draw:layer="layout" svg:x1="9.3cm" svg:y1="7.795cm" svg:x2="9.81cm" svg:y2="7.795cm">
          <text:p/>
        </draw:line>
        <draw:line draw:style-name="gr1" draw:text-style-name="P1" draw:layer="layout" svg:x1="9.565cm" svg:y1="9.47cm" svg:x2="9.565cm" svg:y2="7.775cm">
          <text:p/>
        </draw:line>
        <draw:frame draw:style-name="gr6" draw:text-style-name="P2" draw:layer="layout" svg:width="1.26cm" svg:height="1.199cm" svg:x="8.325cm" svg:y="7.925cm">
          <draw:text-box>
            <text:p><text:span text:style-name="T1">470pF</text:span></text:p>
          </draw:text-box>
        </draw:frame>
        <draw:custom-shape draw:style-name="gr10" draw:text-style-name="P1" draw:layer="layout" svg:width="3.2cm" svg:height="4.61cm" svg:x="4.515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.185cm" svg:height="5.68cm" svg:x="4.705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7.845cm" svg:height="4.043cm" svg:x="1.36cm" svg:y="10.205cm">
          <draw:text-box>
            <text:p><text:span text:style-name="T1">- The red path and the green lines represent parallel paths the M.S. current can take.</text:span></text:p>
            <text:p><text:span text:style-name="T1">- The resistors, Rsense, and the fixed 15K one, determine how the current gets split.</text:span></text:p>
            <text:p><text:span text:style-name="T1">- The green current is the M.S. current * Rsense / (Rsense + 15K)</text:span></text:p>
            <text:p><text:span text:style-name="T1">- The voltage is the same for the read and green paths.</text:span></text:p>
            <text:p><text:span text:style-name="T1">- The green voltage is the drop across the 15K plus the drop across the ADC</text:span></text:p>
            <text:p><text:span text:style-name="T1">- drop across 15K: V=I*R, V = Ims * 15K</text:span></text:p>
            <text:p><text:span text:style-name="T1">- drop across A/D is what’s left of voltage: Vms – (Ims * 15K)</text:span></text:p>
            <text:p><text:span text:style-name="T1"><text:s text:c="3"/></text:span><text:span text:style-name="T1">(that can’t be right – A/D voltage independent of Rsense?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3T10:34:15.530000000</meta:creation-date>
    <dc:date>2022-07-03T11:46:38.990000000</dc:date>
    <meta:editing-duration>PT5M7S</meta:editing-duration>
    <meta:editing-cycles>1</meta:editing-cycles>
    <meta:document-statistic meta:object-count="32"/>
    <meta:generator>LibreOffice/7.2.7.2$Windows_X86_64 LibreOffice_project/8d71d29d553c0f7dcbfa38fbfda25ee34cce99a2</meta:generator>
  </office:meta>
</office:document-meta>
</file>